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20000000E104A7A3D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808080" draw:textarea-vertical-align="middl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7.272cm" svg:height="5.142cm" svg:x="2.54cm" svg:y="11.632cm" svg:viewBox="0 0 7273 5143" svg:d="M4385 4878c256-1 438-243 695-254 364-16 677-173 1016-254 255-61 163 148 508 0 330-141-236-1205 0-1270 321-89-149-867 254-762 585 153-219-149 321 0 404 112-632-746-512-901 180-232 618-419 488-770-123-332-602-847-805-604s-463 600-737 758c-259 150-554-50-796-180-282-151-532-84-796-128-267-44-621 136-797-154-191-315-530-337-796-257s-469-114-668 308c-152 323-434 470-591 796-153 319-476 384-565 642-102 296-277 423-180 771 69 248 13 509-77 771-86 252 165 659-102 796-633 325 143 252 282 334 251 148 551 594 810 612 289 20 729 43 762-254l1016 265z">
          <text:p/>
        </draw:path>
        <draw:path draw:style-name="gr1" draw:text-style-name="P1" draw:layer="layout" svg:width="7.357cm" svg:height="6.418cm" svg:x="3.302cm" svg:y="3.741cm" svg:viewBox="0 0 7358 6419" svg:d="M2094 5981c256-1 514 11 771 0 364-16 927 22 1266-59 255-61 417-106 762-254 330-141 780-697 1016-762 321-89 105-613 508-508 585 153 222-911 762-762 404 112-26-353 94-508 180-232 36-665-94-1016-123-332-813-243-1016 0s-276 346-550 504c-259 150-478-374-720-504-282-151-498 44-762 0-267-44-153-1528-329-1818-191-315-1258-334-1524-254s-1325 340-1524 762c-152 323-97 690-254 1016-153 319 193 1567 104 1825-102 296-277 423-180 771 69 248 13 509-77 771-86 252 165 659-102 796-633 325 143 252 282 334 251 148 512 85 771 103 289 20 583-217 616-514l129 51z">
          <text:p/>
        </draw:path>
        <draw:path draw:style-name="gr1" draw:text-style-name="P1" draw:layer="layout" svg:width="7.631cm" svg:height="5.94cm" svg:x="14.732cm" svg:y="11.077cm" svg:viewBox="0 0 7632 5941" svg:d="M2607 5941c256-1 251-243 508-254 364-16 931-427 1270-508 255-61-345-1884 0-2032 330-141 1034-443 1270-508 321-89 867-105 1270 0 585 153 21-657 561-508 404 112-173-607-53-762 180-232-148-61-278-412-123-332-568-295-771-52s-497 48-771 206c-259 150-554-50-796-180-282-151-422-534-686-578-267-44-586 36-762-254-191-315-675 213-941 293s-469-114-668 308c-152 323-434 470-591 796-153 319-476 384-565 642-102 296-277 423-180 771 69 248 13 509-77 771-86 252 165 659-102 796-633 325 143 252 282 334 251 148 43 351 302 369 289 20 221 805 254 508l1016 254z">
          <text:p/>
        </draw:path>
        <draw:path draw:style-name="gr1" draw:text-style-name="P1" draw:layer="layout" svg:width="8.175cm" svg:height="6.029cm" svg:x="15.193cm" svg:y="2.286cm" svg:viewBox="0 0 8176 6030" svg:d="M3857 5842c256-1-273-288-16-299 364-16 1943 22 2282-59 255-61 417-360 762-508 330-141 526-697 762-762 321-89-149-613 254-508 585 153-540-657 0-508 404 112-120-99 0-254 180-232 360-569 230-920-123-332-27-847-230-604s-261-309-535-150c-259 149-520-124-762-254-282-151 10-210-254-254-267-44-332 36-508-254-191-315-723 70-989 150s-1071-980-1270-558c-152 323-859-22-1016 304-153 319-165 1012-254 1270-102 296-1875 657-1778 1005 69 248-435 765-525 1027-86 252 398 625 131 762-633 325 1223 1327 1362 1409 251 148 512 85 771 103 289 20 741 159 774-138h301z">
          <text:p/>
        </draw:path>
        <draw:custom-shape draw:style-name="gr2" draw:text-style-name="P1" draw:layer="layout" svg:width="0.254cm" svg:height="0.254cm" svg:x="11.176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02cm" svg:height="0.254cm" svg:x="12.954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7.874cm" svg:height="7.112cm" svg:x="13.716cm" svg:y="11.43cm" presentation:class="graphic" presentation:user-transformed="true">
          <draw:image xlink:href="Pictures/1000020100000120000000E104A7A3D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system" style:font-pitch-asian="variable" style:font-size-asian="44pt" style:font-style-asian="normal" style:font-weight-asian="normal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08T20:02:40</meta:creation-date>
    <meta:editing-duration>PT2H9M40S</meta:editing-duration>
    <meta:editing-cycles>3</meta:editing-cycles>
    <dc:date>2018-03-12T17:15:09</dc:date>
    <meta:generator>OpenOffice/4.1.4$Unix OpenOffice.org_project/414m5$Build-9788</meta:generator>
    <meta:document-statistic meta:object-count="33"/>
  </office:meta>
</office:document-meta>
</file>